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size="8pt" style:font-size-asian="8pt" style:font-size-complex="8pt"/>
    </style:style>
    <style:style style:name="P2" style:family="paragraph" style:parent-style-name="Preformatted_20_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Preformatted_20_Text">
      <style:text-properties fo:color="#2a6099" loext:opacity="100%" fo:font-weight="bold" officeooo:paragraph-rsid="00209db7" style:font-weight-asian="bold" style:font-weight-complex="bold"/>
    </style:style>
    <style:style style:name="P4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5" style:family="paragraph" style:parent-style-name="Preformatted_20_Text">
      <style:text-properties officeooo:paragraph-rsid="00209db7"/>
    </style:style>
    <style:style style:name="P6" style:family="paragraph" style:parent-style-name="Preformatted_20_Text">
      <style:text-properties fo:font-weight="bold" officeooo:paragraph-rsid="00209db7" style:font-weight-asian="bold" style:font-weight-complex="bold"/>
    </style:style>
    <style:style style:name="P7" style:family="paragraph" style:parent-style-name="Preformatted_20_Text">
      <style:text-properties fo:font-weight="bold" style:font-weight-asian="bold" style:font-weight-complex="bold"/>
    </style:style>
    <style:style style:name="P8" style:family="paragraph" style:parent-style-name="Preformatted_20_Text">
      <style:text-properties style:use-window-font-color="true" loext:opacity="0%" fo:font-weight="bold" officeooo:paragraph-rsid="00209db7" style:font-weight-asian="bold" style:font-weight-complex="bold"/>
    </style:style>
    <style:style style:name="P9" style:family="paragraph" style:parent-style-name="Preformatted_20_Text">
      <style:text-properties fo:font-size="8pt" style:font-size-asian="8pt" style:font-size-complex="8pt"/>
    </style:style>
    <style:style style:name="P10" style:family="paragraph" style:parent-style-name="Preformatted_20_Text">
      <style:text-properties fo:font-size="7pt" officeooo:paragraph-rsid="00209db7" style:font-size-asian="7pt" style:font-size-complex="7pt"/>
    </style:style>
    <style:style style:name="T1" style:family="text">
      <style:text-properties fo:color="#2a6099" loext:opacity="100%"/>
    </style:style>
    <style:style style:name="T2" style:family="text">
      <style:text-properties fo:color="#2a6099" loext:opacity="100%" fo:font-weight="bold" style:font-weight-asian="bold" style:font-weight-complex="bold"/>
    </style:style>
    <style:style style:name="T3" style:family="text">
      <style:text-properties officeooo:rsid="001a5c9d"/>
    </style:style>
    <style:style style:name="T4" style:family="text">
      <style:text-properties officeooo:rsid="00209db7"/>
    </style:style>
    <style:style style:name="T5" style:family="text">
      <style:text-properties style:use-window-font-color="true" loext:opacity="0%"/>
    </style:style>
    <style:style style:name="T6" style:family="text">
      <style:text-properties style:use-window-font-color="true" loext:opacity="0%" officeooo:rsid="00209d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is Robes For Mine (CCLI - chords added by S. Driesner)</text:p>
      <text:p text:style-name="P7"/>
      <text:p text:style-name="P3"><text:span text:style-name="T5">[ CHORDS </text:span><text:span text:style-name="T6">]</text:span><text:span text:style-name="T4"> <text:s/></text:span>D <text:s text:c="5"/>G <text:s text:c="5"/>Asus <text:s text:c="2"/>A <text:s text:c="5"/>Bm7 <text:s text:c="3"/>Bm <text:s text:c="4"/>E <text:s text:c="5"/>Em</text:p>
      <text:p text:style-name="P4"><text:s text:c="12"/>xoo=== ==oo== oo===o oo===o ====== ====== o===oo o==ooo</text:p>
      <text:p text:style-name="P4"><text:s text:c="12"/>|||||| |||||| |||||| |||||| |||||| |||||| |||O|| ||||||</text:p>
      <text:p text:style-name="P3"><text:span text:style-name="T6">[ NO CAPO ]</text:span> |||O|O |O|||| ||OO|| ||OOO| OO|O|O OO|||O |OO||| |OO|||</text:p>
      <text:p text:style-name="P4"><text:s text:c="12"/>||||O| O|||OO ||||O| |||||| ||||O| ||||O| |||||| ||||||</text:p>
      <text:p text:style-name="P4"><text:s text:c="12"/>|||||| |||||| |||||| |||||| ||O||| ||OO|| |||||| ||||||</text:p>
      <text:p text:style-name="P4"/>
      <text:p text:style-name="P7">[ INTRO<text:span text:style-name="T3"> </text:span>] <text:s text:c="2"/><text:span text:style-name="T1">| D <text:s/>| G <text:s/>| Em A <text:s/>| D <text:s/>|</text:span></text:p>
      <text:p text:style-name="Preformatted_20_Text"/>
      <text:p text:style-name="P7">[ VERSE 1 ] <text:span text:style-name="T1">D <text:s text:c="19"/>G <text:s text:c="13"/>D</text:span></text:p>
      <text:p text:style-name="Preformatted_20_Text"><text:s text:c="12"/>His robes for mine O won-der-ful ex-change</text:p>
      <text:p text:style-name="Preformatted_20_Text"><text:s text:c="26"/><text:span text:style-name="T2">D <text:s text:c="9"/>G <text:s text:c="21"/>Asus A</text:span></text:p>
      <text:p text:style-name="Preformatted_20_Text"><text:s text:c="12"/>Clothed in my sin Christ suf-fered 'neath God's rage</text:p>
      <text:p text:style-name="Preformatted_20_Text"><text:s text:c="26"/><text:span text:style-name="T2">G <text:s text:c="9"/>A <text:s text:c="14"/>Bm7</text:span></text:p>
      <text:p text:style-name="Preformatted_20_Text"><text:s text:c="12"/>Draped in His right-eous-ness I'm just-i-fied</text:p>
      <text:p text:style-name="Preformatted_20_Text"><text:s text:c="24"/><text:span text:style-name="T2">G <text:s text:c="7"/>A <text:s text:c="13"/>D</text:span></text:p>
      <text:p text:style-name="Preformatted_20_Text"><text:s text:c="12"/>In Christ I live for in my place He died</text:p>
      <text:p text:style-name="Preformatted_20_Text"/>
      <text:p text:style-name="P8">[ VERSE 2 ] <text:span text:style-name="T1">D <text:s text:c="22"/>G <text:s text:c="15"/>D</text:span></text:p>
      <text:p text:style-name="Preformatted_20_Text"><text:s text:c="12"/>His robes for mine what cause have I for dread</text:p>
      <text:p text:style-name="P5"><text:s text:c="28"/><text:span text:style-name="T2">D <text:s text:c="9"/>G <text:s text:c="14"/>Asus A</text:span></text:p>
      <text:p text:style-name="Preformatted_20_Text"><text:s text:c="12"/>God's daunt-ing law Christ mast-ered in my stead</text:p>
      <text:p text:style-name="P5"><text:s text:c="25"/><text:span text:style-name="T2">G <text:s text:c="9"/>A <text:s text:c="19"/>Bm7</text:span></text:p>
      <text:p text:style-name="Preformatted_20_Text"><text:s text:c="12"/>Fault-less I stand with right-eous works not mine</text:p>
      <text:p text:style-name="P5"><text:s text:c="24"/><text:span text:style-name="T2">G <text:s text:c="9"/>A <text:s text:c="16"/>D</text:span></text:p>
      <text:p text:style-name="Preformatted_20_Text"><text:s text:c="12"/>Saved by my Lord's vic-a-rious death and life</text:p>
      <text:p text:style-name="Preformatted_20_Text"/>
      <text:p text:style-name="P6">[ CHORUS ]<text:span text:style-name="T1"> <text:s/>D <text:s text:c="9"/>Bm <text:s text:c="8"/>E <text:s text:c="13"/>A</text:span></text:p>
      <text:p text:style-name="Preformatted_20_Text"><text:s text:c="12"/>I cling to Christ and mar-vel at the cost</text:p>
      <text:p text:style-name="P4"><text:s text:c="12"/>D <text:s text:c="8"/>G <text:s text:c="5"/>A <text:s text:c="18"/>D</text:p>
      <text:p text:style-name="Preformatted_20_Text"><text:s text:c="12"/>Jesus for-sak-en God est-ranged from God</text:p>
      <text:p text:style-name="P4"><text:s text:c="12"/>D <text:s text:c="13"/>Bm <text:s text:c="5"/>E <text:s text:c="13"/>A <text:s/>D <text:s/>G</text:p>
      <text:p text:style-name="Preformatted_20_Text"><text:s text:c="12"/>Bought by such love my life is not my own</text:p>
      <text:p text:style-name="Preformatted_20_Text"><text:s text:c="15"/><text:span text:style-name="T2">D <text:s text:c="8"/>G <text:s text:c="8"/>Em <text:s text:c="5"/>A <text:s text:c="7"/>D</text:span></text:p>
      <text:p text:style-name="Preformatted_20_Text"><text:s text:c="12"/>My praise my all shall be <text:s/>for Christ a-lone</text:p>
      <text:p text:style-name="Preformatted_20_Text"/>
      <text:p text:style-name="P6">[ VERSE 3 ] <text:span text:style-name="T1">D <text:s text:c="23"/>G <text:s text:c="13"/>D</text:span></text:p>
      <text:p text:style-name="Preformatted_20_Text"><text:s text:c="12"/>His robes for mine God's just-ice is ap-peased</text:p>
      <text:p text:style-name="P5"><text:s text:c="22"/><text:span text:style-name="T2">D <text:s text:c="10"/>G <text:s text:c="17"/>Asus A</text:span></text:p>
      <text:p text:style-name="Preformatted_20_Text"><text:s text:c="12"/>Je-sus is crushed and thus the Fath-er's pleased</text:p>
      <text:p text:style-name="P5"><text:s text:c="31"/><text:span text:style-name="T2">G <text:s text:c="7"/>A <text:s text:c="18"/>Bm7</text:span></text:p>
      <text:p text:style-name="Preformatted_20_Text"><text:s text:c="12"/>Christ drank God's wrath on sin then cried 'Tis done</text:p>
      <text:p text:style-name="P5"><text:s text:c="26"/><text:span text:style-name="T2">G <text:s text:c="7"/>A <text:s text:c="11"/>D</text:span></text:p>
      <text:p text:style-name="Preformatted_20_Text"><text:s text:c="12"/>Sin's wage is paid pro-pit-i-a-tion won</text:p>
      <text:p text:style-name="Preformatted_20_Text"/>
      <text:p text:style-name="P7">[ CHORUS ]</text:p>
      <text:p text:style-name="Preformatted_20_Text"/>
      <text:p text:style-name="P6">[ VERSE 4 ] <text:span text:style-name="T1">D <text:s text:c="22"/>G <text:s text:c="16"/>D</text:span></text:p>
      <text:p text:style-name="Preformatted_20_Text"><text:s text:c="12"/>His robes for mine such ang-uish none can know</text:p>
      <text:p text:style-name="P5"><text:s text:c="28"/><text:span text:style-name="T2">D <text:s text:c="8"/>G <text:s text:c="19"/>Asus A</text:span></text:p>
      <text:p text:style-name="Preformatted_20_Text"><text:s text:c="12"/>Christ God's be-loved con-demned as though His foe</text:p>
      <text:p text:style-name="P5"><text:s text:c="25"/><text:span text:style-name="T2">G <text:s text:c="3"/>A <text:s text:c="16"/>Bm7</text:span></text:p>
      <text:p text:style-name="Preformatted_20_Text"><text:s text:c="12"/>He as though I ac-cursed and left a-lone</text:p>
      <text:p text:style-name="P5"><text:s text:c="24"/><text:span text:style-name="T2">G <text:s text:c="4"/>A <text:s text:c="19"/>D</text:span></text:p>
      <text:p text:style-name="Preformatted_20_Text"><text:s text:c="12"/>I as though He em-braced and wel-comed home</text:p>
      <text:p text:style-name="Preformatted_20_Text"/>
      <text:p text:style-name="P7">[ CHORUS ]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Preformatted_20_Text">
      <style:text-properties fo:font-size="7pt" officeooo:paragraph-rsid="00209db7" style:font-size-asian="7pt" style:font-size-complex="7pt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CCLI Song #7075450, Chris Anderson | Greg Habegger © 2008 Church Works Worship</text:p>
        <text:p text:style-name="MP1">For use solely with the SongSelect® Terms of Use. All rights reserved. www.ccli.com</text:p>
        <text:p text:style-name="MP1">CCLI License # 3266058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04T00:38:56.073115511</dc:date>
    <meta:editing-duration>PT1H45M3S</meta:editing-duration>
    <meta:editing-cycles>4</meta:editing-cycles>
    <meta:generator>LibreOffice/7.4.7.2$Linux_X86_64 LibreOffice_project/40$Build-2</meta:generator>
    <meta:print-date>2024-07-27T12:03:03.971481479</meta:print-date>
    <meta:printed-by>PDF files</meta:printed-by>
    <meta:document-statistic meta:table-count="0" meta:image-count="0" meta:object-count="0" meta:page-count="1" meta:paragraph-count="53" meta:word-count="370" meta:character-count="2935" meta:non-whitespace-character-count="1391"/>
  </office:meta>
</office:document-meta>
</file>